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BuddyCrossClassLoaderSerializationSupport.mockReplacementComple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MockObjectInputStream.resolveClass( ObjectStreamClass des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MockitoMockObjectOutputStream.mockitoProxyClassMarker( Class &lt; ? &gt; c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rossClassLoaderSerializationProxy.CrossClassLoaderSerializationProxy( Object mockitoMo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ckitoMockObjectOutputStream.MockitoMockObjectOutputStream( ByteArray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BuddyCrossClassLoaderSerializationSupport.writeReplace( Object mockitoMoc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rossClassLoaderSerializationProxy.readResolv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MockitoMockObjectInputStream.MockitoMockObjectInputStream( InputStream in , Class &lt; ? &gt; typeToMock , Set &lt; Class &lt; ? &gt; &gt; extraInterf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itoMockObjectOutputStream.annotateClass( Class &lt; ? &gt; 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MockObjectInputStream.hackClassNameToMatchNewlyCreatedClass( ObjectStreamClass descInstance , Class &lt; ? &gt; proxy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yteBuddyCrossClassLoaderSerializationSupport.mockReplacement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BuddyCrossClassLoaderSerializationSupport.mockIsCurrentlyBeingReplac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MockObjectInputStream.notMarkedAsAMockitoMock( Object mar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